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f665" officeooo:paragraph-rsid="0005f66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f665" officeooo:paragraph-rsid="00082272" style:font-weight-asian="bold" style:font-weight-complex="bold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/>
      <style:text-properties officeooo:paragraph-rsid="0005f665"/>
    </style:style>
    <style:style style:name="P5" style:family="paragraph" style:parent-style-name="Standard">
      <style:paragraph-properties fo:line-height="200%"/>
      <style:text-properties officeooo:paragraph-rsid="00082272"/>
    </style:style>
    <style:style style:name="P6" style:family="paragraph" style:parent-style-name="Standard">
      <style:text-properties officeooo:paragraph-rsid="0005f665"/>
    </style:style>
    <style:style style:name="P7" style:family="paragraph" style:parent-style-name="Standard">
      <style:text-properties officeooo:paragraph-rsid="00082272"/>
    </style:style>
    <style:style style:name="P8" style:family="paragraph" style:parent-style-name="Standard">
      <style:paragraph-properties fo:line-height="200%" fo:padding-left="0cm" fo:padding-right="0cm" fo:padding-top="0cm" fo:padding-bottom="0.074cm" fo:border-left="none" fo:border-right="none" fo:border-top="none" fo:border-bottom="0.06pt solid #000000" style:join-border="false"/>
    </style:style>
    <style:style style:name="P9" style:family="paragraph" style:parent-style-name="Standard">
      <style:paragraph-properties fo:line-height="200%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5f665"/>
    </style:style>
    <style:style style:name="P10" style:family="paragraph" style:parent-style-name="Standard">
      <style:paragraph-properties fo:line-height="200%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82272"/>
    </style:style>
    <style:style style:name="T1" style:family="text">
      <style:text-properties officeooo:rsid="0005f665"/>
    </style:style>
    <style:style style:name="T2" style:family="text">
      <style:text-properties fo:font-style="italic" officeooo:rsid="0005f665" style:font-style-asian="italic" style:font-style-complex="italic"/>
    </style:style>
    <style:style style:name="T3" style:family="text">
      <style:text-properties style:font-name="sans-serif" fo:font-size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texte sur Auguste : la volonté de paix</text:p>
      <text:p text:style-name="Standard"/>
      <text:p text:style-name="Standard"/>
      <text:p text:style-name="P3"><text:tab/>Ianum Quirinum, quem claussum esse maiores nostri uoluerunt, cum per totum imperium populi Romani terra marique esset parta uictoriis pax, <text:span text:style-name="T2">(et qui, avant ma naissance, n’avait été fermé que deux fois d'après la tradition, depuis la fondation de Rome)</text:span> ter me principe senatus claudendum esse censuit. </text:p>
      <text:p text:style-name="P8"/>
      <text:p text:style-name="P3"/>
      <text:p text:style-name="P1">Un texte sur Auguste : la volonté de paix</text:p>
      <text:p text:style-name="P6"/>
      <text:p text:style-name="P6"/>
      <text:p text:style-name="P4"><text:tab/>Ianum Quirinum, quem claussum esse maiores nostri uoluerunt, cum per totum imperium populi Romani terra marique esset parta uictoriis pax, <text:span text:style-name="T2">(et qui, avant ma naissance, n’avait été fermé que deux fois d'après la tradition, depuis la fondation de Rome)</text:span> ter me principe senatus claudendum esse censuit. </text:p>
      <text:p text:style-name="P9"/>
      <text:p text:style-name="P4"/>
      <text:p text:style-name="P1">Un texte sur Auguste : la volonté de paix</text:p>
      <text:p text:style-name="P6"/>
      <text:p text:style-name="P6"/>
      <text:p text:style-name="P4"><text:tab/>Ianum Quirinum, quem claussum esse maiores nostri uoluerunt, cum per totum imperium populi Romani terra marique esset parta uictoriis pax, <text:span text:style-name="T2">(et qui, avant ma naissance, n’avait été fermé que deux fois d'après la tradition, depuis la fondation de Rome)</text:span> ter me principe senatus claudendum esse censuit. </text:p>
      <text:p text:style-name="P4"/>
      <text:p text:style-name="P5"/>
      <text:p text:style-name="P10"/>
      <text:p text:style-name="P5"/>
      <text:p text:style-name="P2">Un texte sur Auguste : la volonté de paix</text:p>
      <text:p text:style-name="P7"/>
      <text:p text:style-name="P7"/>
      <text:p text:style-name="P5"><text:tab/>Ianum Quirinum, quem claussum esse maiores nostri uoluerunt, cum per totum imperium populi Romani terra marique esset parta uictoriis pax, <text:span text:style-name="T2">(et qui, avant ma naissance, n’avait été fermé que deux fois d'après la tradition, depuis la fondation de Rome)</text:span> ter me principe senatus claudendum esse censuit. </text:p>
      <text:p text:style-name="P4"/>
      <text:p text:style-name="P4"/>
      <text:p text:style-name="P4"><text:soft-page-break/></text:p>
      <text:p text:style-name="P4"/>
      <text:p text:style-name="P4"/>
      <text:p text:style-name="P4"><text:span text:style-name="T3">Le temple de Janus Quirinus, dont nos ancêtres ont voulu qu'il soit fermé lorsque la paix était assurée par des victoires à travers tout l'empire du peuple romain, sur terre et sur mer, </text:span></text:p>
      <text:p text:style-name="Standard"><text:span text:style-name="T3">5 n'avait été avant ma naissance, d'après la tradition, fermé que deux fois en tout depuis la fondation de la Ville ; le Sénat décida qu'il serait fermé trois fois sous mon principat. 14. Mes fils, que la fortune m'a arra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7:16:49.527919174</meta:creation-date>
    <dc:date>2020-03-09T07:29:25.839081740</dc:date>
    <meta:editing-duration>PT12M4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294" meta:character-count="1776" meta:non-whitespace-character-count="1483"/>
  </office:meta>
</office:document-meta>
</file>